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6d1" officeooo:paragraph-rsid="000b76d1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b76d1" officeooo:paragraph-rsid="000b76d1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0b76d1" officeooo:paragraph-rsid="000b76d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b76d1" officeooo:paragraph-rsid="000b76d1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0b76d1"/>
    </style:style>
    <style:style style:name="P6" style:family="paragraph" style:parent-style-name="Standard">
      <style:paragraph-properties style:writing-mode="lr-tb"/>
      <style:text-properties fo:font-size="12pt" style:text-underline-style="none" fo:font-weight="normal" officeooo:rsid="000b76d1" officeooo:paragraph-rsid="000b76d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officeooo:rsid="000b76d1" officeooo:paragraph-rsid="000b76d1" style:font-size-asian="10.5pt" style:font-weight-asian="bold" style:font-size-complex="12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b76d1" officeooo:paragraph-rsid="000b76d1"/>
    </style:style>
    <style:style style:name="P9" style:family="paragraph" style:parent-style-name="Standard">
      <style:text-properties style:text-underline-style="none" officeooo:rsid="000b76d1" officeooo:paragraph-rsid="000b76d1"/>
    </style:style>
    <style:style style:name="P10" style:family="paragraph" style:parent-style-name="Standard">
      <style:text-properties fo:font-size="12pt" fo:font-weight="normal" officeooo:rsid="000b76d1" officeooo:paragraph-rsid="000b76d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0cbe31" officeooo:paragraph-rsid="000cbe3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0cbe31" officeooo:paragraph-rsid="000cbe3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bold" officeooo:rsid="000cbe31" officeooo:paragraph-rsid="000cbe31" style:font-size-asian="10.5pt" style:font-weight-asian="bold" style:font-size-complex="12pt" style:font-weight-complex="bold"/>
    </style:style>
    <style:style style:name="T1" style:family="text">
      <style:text-properties fo:font-size="12pt" style:text-underline-style="none" fo:font-weight="bold" officeooo:rsid="000b76d1" style:font-size-asian="10.5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officeooo:rsid="000b76d1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normal" officeooo:rsid="000b76d1" style:font-size-asian="10.5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 – ADRIÁN RANGEL DORREGO</text:p>
      <text:p text:style-name="P2"/>
      <text:p text:style-name="P2">MÉTODOS AGILES</text:p>
      <text:p text:style-name="P2"/>
      <text:p text:style-name="P3">SCRUM</text:p>
      <text:p text:style-name="P4"/>
      <text:p text:style-name="P5"><text:span text:style-name="T1">Scrum Master:</text:span><text:span text:style-name="T2"> Es una persona profesional que lidera equipos, actuando como un coach y facilitador, distinto a un jefe tradicional. </text:span></text:p>
      <text:p text:style-name="P6"/>
      <text:p text:style-name="P7">Product Owner:<text:span text:style-name="T3"> Actúa como la voz del cliente, representando sus necesidades y asegurándose de que el producto final cumpla con sus expectativas.</text:span></text:p>
      <text:p text:style-name="P7"/>
      <text:p text:style-name="P5"><text:span text:style-name="T1">Equipo de Desarrollo:</text:span><text:span text:style-name="T2"> </text:span>Programan y prueban el código .</text:p>
      <text:p text:style-name="P5"/>
      <text:p text:style-name="P8">REUNIONES DE SCRUM</text:p>
      <text:p text:style-name="P9"/>
      <text:p text:style-name="P5"><text:span text:style-name="T1">Scrum Master:</text:span><text:span text:style-name="T2"> Adrián Rangel.</text:span></text:p>
      <text:p text:style-name="P6"/>
      <text:p text:style-name="P7">Product Owner: <text:span text:style-name="T3">Adrián Rangel.</text:span></text:p>
      <text:p text:style-name="P7"/>
      <text:p text:style-name="P5"><text:span text:style-name="T4">Equipo de Desarrollo: </text:span><text:span text:style-name="T5">Javier San Juan.</text:span></text:p>
      <text:p text:style-name="P10"/>
      <text:p text:style-name="P3">SPRINT</text:p>
      <text:p text:style-name="P3"/>
      <text:p text:style-name="P4"><text:span text:style-name="T6">Programa que estamos creando: </text:span>Manejo de datos a través de una API.</text:p>
      <text:p text:style-name="P4"/>
      <text:p text:style-name="P3">PRODUCT BACKLOG</text:p>
      <text:p text:style-name="P4"/>
      <text:p text:style-name="P4"/>
      <text:p text:style-name="P4"><text:span text:style-name="T6">1.</text:span> Planificar el programa y el equipo de trabajo.</text:p>
      <text:p text:style-name="P4"><text:span text:style-name="T6">2.</text:span> Discutir que datos o servicios dara el programa.</text:p>
      <text:p text:style-name="P4"><text:span text:style-name="T6">3.</text:span> Comenzar el desarrollo del programa en Python.</text:p>
      <text:p text:style-name="P11"><text:span text:style-name="T6">4.</text:span> Probar el programa.</text:p>
      <text:p text:style-name="P11"/>
      <text:p text:style-name="P11"><text:span text:style-name="T6">¿Cómo ha decidido el equipo qué tareas son las más importantes?</text:span> </text:p>
      <text:p text:style-name="P11">- Discutiendo el tipo de programa y la forma en la que organizar las tareas y el producto.</text:p>
      <text:p text:style-name="P11"/>
      <text:p text:style-name="P12">DAILY SCRUM</text:p>
      <text:p text:style-name="P12"/>
      <text:p text:style-name="P13">1. ¿Qué parte del programa he creado? –<text:span text:style-name="T3"> La parte creativa, como Product Owner y Scrum Master manejando el trabajo de organización del programa y el desarrollador.</text:span></text:p>
      <text:p text:style-name="P13"/>
      <text:p text:style-name="P13">2. ¿Qué parte del programa podria hacer o mejorar ahora?<text:span text:style-name="T3"> – La parte basica del codigo y su desarrollo como producto.</text:span></text:p>
      <text:p text:style-name="P13"/>
      <text:p text:style-name="P13">3. ¿Qué problema he tenido o tengo ahora?<text:span text:style-name="T3"> – Ninguno, todo el trabajo ha salido bi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0:50:04.866646000</meta:creation-date>
    <dc:date>2025-10-24T13:58:26.531699700</dc:date>
    <meta:editing-duration>PT1H49M23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3" meta:word-count="214" meta:character-count="1291" meta:non-whitespace-character-count="1094"/>
  </office:meta>
</office:document-meta>
</file>